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6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66cc00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3399ff"/>
      <style:text-properties fo:font-style="italic" style:font-style-asian="italic" style:font-style-complex="italic"/>
    </style:style>
    <style:style style:name="ce6" style:family="table-cell" style:parent-style-name="Default" style:data-style-name="N99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Impla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Primarch's Curs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pecial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1" office:value-type="string" calcext:value-type="string">
            <text:p>Talent Talent Prerequisites</text:p>
          </table:table-cell>
          <table:table-cell table:style-name="ce3"/>
          <table:table-cell table:style-name="ce3" office:value-type="string" calcext:value-type="string">
            <text:p>con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(Pre) 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Implant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Chap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9"/>
          <table:table-cell table:style-name="ce1" office:value-type="string" calcext:value-type="string">
            <text:p>Talent Skill Prerequisites</text:p>
          </table:table-cell>
          <table:table-cell table:style-name="ce3"/>
          <table:table-cell table:style-name="ce12" office:value-type="string" calcext:value-type="string">
            <text:p>con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(Pre)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olo Mode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" office:value-type="string" calcext:value-type="string">
            <text:p>Descripto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Implant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Attack Patter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ensive Stanc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imarch's Curs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Talent Characteristic Prerequisites</text:p>
          </table:table-cell>
          <table:table-cell table:style-name="ce3"/>
          <table:table-cell table:style-name="ce12" office:value-type="string" calcext:value-type="string">
            <text:p>con</text:p>
          </table:table-cell>
        </table:table-row>
        <table:table-row table:style-name="ro1">
          <table:table-cell table:style-name="ce1" office:value-type="string" calcext:value-type="string">
            <text:p>Skill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quad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Chapter Characteristic Bonu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9"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office:value-type="string" calcext:value-type="string">
            <text:p>Prerequisite 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8"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d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Skill FID</text:p>
          </table:table-cell>
          <table:table-cell table:style-name="ce10"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Prerequisite Skill</text:p>
          </table:table-cell>
          <table:table-cell table:style-name="ce3"/>
          <table:table-cell table:style-name="ce12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NOT NULL</text:p>
          </table:table-cell>
          <table:table-cell table:number-columns-repeated="5"/>
          <table:table-cell table:style-name="ce10"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0"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kill Descriptor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olo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ripto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Prerequisite Talent</text:p>
          </table:table-cell>
          <table:table-cell table:style-name="ce3"/>
          <table:table-cell table:style-name="ce12" office:value-type="string" calcext:value-type="string">
            <text:p>r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" office:value-type="string" calcext:value-type="string">
            <text:p>Tal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Codex</text:p>
          </table:table-cell>
          <table:table-cell table:style-name="ce6"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Prerequisite Characteristic</text:p>
          </table:table-cell>
          <table:table-cell table:style-name="ce3"/>
          <table:table-cell table:style-name="ce12" office:value-type="string" calcext:value-type="string">
            <text:p>res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Defect Chapter Implant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" office:value-type="string" calcext:value-type="string">
            <text:p>Trai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Space Marine / Deathwatch Skill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adi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estriction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Psychic Pow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alent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Chapter FID</text:p>
          </table:table-cell>
          <table:table-cell table:style-name="ce7" office:value-type="string" calcext:value-type="string">
            <text:p>FID</text:p>
          </table:table-cell>
          <table:table-cell table:style-name="ce7"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ChapterSkAd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Speciality FID</text:p>
          </table:table-cell>
          <table:table-cell table:style-name="ce7" office:value-type="string" calcext:value-type="string">
            <text:p>FID</text:p>
          </table:table-cell>
          <table:table-cell table:style-name="ce7"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office:value-type="string" calcext:value-type="string">
            <text:p>ChTaAd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SpSkAdv</text:p>
          </table:table-cell>
          <table:table-cell/>
          <table:table-cell office:value-type="string" calcext:value-type="string">
            <text:p>Equipmen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sychic Pow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peci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7"/>
          <table:table-cell office:value-type="string" calcext:value-type="string">
            <text:p>ID (ID)</text:p>
          </table:table-cell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7"/>
          <table:table-cell office:value-type="string" calcext:value-type="string">
            <text:p>Name (String)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11"/>
          <table:table-cell office:value-type="string" calcext:value-type="string">
            <text:p>Type (EquipmentType FI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Chapter Talent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kill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opp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ID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Chapter F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 Multipli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Speciality Talent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lent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1" office:value-type="string" calcext:value-type="string">
            <text:p>Speciality Restriction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ID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Power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peciality FID (advanced)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1" office:value-type="string" calcext:value-type="string">
            <text:p>Charac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1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1" office:value-type="string" calcext:value-type="string">
            <text:p>Space Marine / Deathwatch Talent Advances</text:p>
          </table:table-cell>
          <table:table-cell/>
          <table:table-cell table:style-name="ce5" office:value-type="string" calcext:value-type="string">
            <text:p>con</text:p>
          </table:table-cell>
          <table:table-cell table:number-columns-repeated="7"/>
          <table:table-cell office:value-type="string" calcext:value-type="string">
            <text:p>String</text:p>
          </table:table-cell>
        </table:table-row>
        <table:table-row table:style-name="ro1">
          <table:table-cell table:style-name="ce1" office:value-type="string" calcext:value-type="string">
            <text:p>Trait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9"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ID Trai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office:value-type="string" calcext:value-type="string">
            <text:p>Weapon Skil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8"/>
          <table:table-cell office:value-type="string" calcext:value-type="string">
            <text:p>Ballistic Skil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trength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oughnes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gili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Willpower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ellowship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Wound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t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rruption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Chapter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peciality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dvanced Specialiti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alen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kill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lo Mode Abiliti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mplan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Demeanour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istory</text:p>
          </table:table-cell>
          <table:table-cell office:value-type="string" calcext:value-type="string">
            <text:p>FID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0"/>
          <table:table-cell table:style-name="ce11" office:value-type="string" calcext:value-type="string">
            <text:p>Speciality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ID (ID)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Name (String)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0"/>
          <table:table-cell office:value-type="string" calcext:value-type="string">
            <text:p>Skills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pecial Ability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Talents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tarting Equipme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00:14:58.554326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1:42.067324105</meta:creation-date>
    <dc:date>2015-11-09T01:27:30.198253278</dc:date>
    <meta:editing-duration>PT5H59M17S</meta:editing-duration>
    <meta:editing-cycles>143</meta:editing-cycles>
    <meta:generator>LibreOffice/4.2.8.2$Linux_X86_64 LibreOffice_project/420m0$Build-2</meta:generator>
    <meta:document-statistic meta:table-count="1" meta:cell-count="541" meta:object-count="0"/>
  </office:meta>
</office:document-meta>
</file>